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, Monaco, Consolas, 'Courier New', monospace"/>
    <style:font-face style:name="Open Sans" svg:font-family="'Open Sans', 'Clear Sans', 'Helvetica Neue', Helvetica, Arial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Standard">
      <style:text-properties style:language-asian="ko" style:country-asian="KR"/>
    </style:style>
    <style:style style:name="P2" style:family="paragraph" style:parent-style-name="Text_20_body">
      <style:paragraph-properties fo:margin-left="0cm" fo:margin-right="0cm" fo:orphans="4" fo:widows="2" fo:text-indent="0cm" style:auto-text-indent="false"/>
      <style:text-properties fo:font-variant="normal" fo:text-transform="none" fo:color="#333333" style:font-name="Open Sans" fo:font-size="12pt" fo:letter-spacing="normal" fo:font-style="normal" fo:font-weight="normal"/>
    </style:style>
    <style:style style:name="T1" style:family="text">
      <style:text-properties style:language-asian="ko" style:country-asian="KR"/>
    </style:style>
    <style:style style:name="T2" style:family="text">
      <style:text-properties fo:font-variant="normal" fo:text-transform="none" fo:color="#c7254e" style:font-name="Menlo" fo:font-size="8.25pt" fo:letter-spacing="normal" fo:font-style="normal" fo:font-weight="normal" fo:background-color="#f9f2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<text:s/>import forecast<text:line-break/><text:line-break/># @app.route ('/weather')<text:line-break/># def weather():<text:line-break/># <text:s text:c="4"/>url='https://api.darksky.net/forecast/7ba3c554758a244d1964875521c4cd0c/37.5013068,127.037471'<text:line-break/># <text:s text:c="4"/>res=requests.get(url)<text:line-break/># <text:s text:c="4"/>data=res.jsonify()<text:line-break/># <text:s text:c="4"/>seoul= forecast('7ba3c554758a244d1964875521c4cd0c', 37.5013068, 127.037471)<text:line-break/># <text:s text:c="4"/>return (seoul['currently']['temperature'])</text:span></text:p>
      <text:p text:style-name="Standard"><text:span text:style-name="T1"/></text:p>
      <text:p text:style-name="P1">bot key </text:p>
      <text:p text:style-name="P1"><text:span text:style-name="Source_20_Text"><text:span text:style-name="T2">650408060:AAGISsNzQIMr56imJ13zLKYxbthUOOrhFcw</text:span></text:span><text:line-break/></text:p>
      <text:p text:style-name="P1">url</text:p>
      <text:p text:style-name="P1">https://api.telegram.org/bot650408060:AAGISsNzQIMr56imJ13zLKYxbthUOOrhFcw/sendMessage?chat_id=775271184&amp;text=podolih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, Monaco, Consolas, 'Courier New', monospace"/>
    <style:font-face style:name="Open Sans" svg:font-family="'Open Sans', 'Clear Sans', 'Helvetica Neue', Helvetica, Arial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굴림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 </meta:initial-creator>
    <meta:creation-date>2018-12-20T17:49:08.13</meta:creation-date>
    <dc:date>2018-12-21T16:37:25.11</dc:date>
    <dc:creator>d </dc:creator>
    <meta:editing-duration>PT7H29M37S</meta:editing-duration>
    <meta:editing-cycles>2</meta:editing-cycles>
    <meta:generator>OpenOffice/4.1.6$Win32 OpenOffice.org_project/416m1$Build-9790</meta:generator>
    <meta:document-statistic meta:table-count="0" meta:image-count="0" meta:object-count="0" meta:page-count="1" meta:paragraph-count="5" meta:word-count="27" meta:character-count="518"/>
  </office:meta>
</office:document-meta>
</file>